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inherit" fo:font-size="18pt" fo:letter-spacing="normal" fo:font-weight="bold" officeooo:rsid="001ac56d" officeooo:paragraph-rsid="001ac56d" style:font-size-asian="12.25pt" style:font-size-complex="14pt" loext:padding="0in" loext:border="none"/>
    </style:style>
    <style:style style:name="P2" style:family="paragraph" style:parent-style-name="Heading_20_2">
      <style:paragraph-properties fo:margin-left="0in" fo:margin-right="0in" fo:margin-top="0in" fo:margin-bottom="0.1043in" loext:contextual-spacing="false" style:line-height-at-least="0.2083in" fo:text-indent="0in" style:auto-text-indent="false" fo:padding="0in" fo:border="none"/>
      <style:text-properties style:font-name="inherit" fo:font-size="12pt" fo:letter-spacing="normal" loext:padding="0in" loext:border="non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officeooo:rsid="001ac56d" officeooo:paragraph-rsid="001ac56d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inherit" fo:font-size="15pt" fo:letter-spacing="normal" fo:font-weight="bold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198in" fo:orphans="2" fo:widows="2" fo:text-indent="0in" style:auto-text-indent="false"/>
      <style:text-properties fo:font-variant="normal" fo:text-transform="none" fo:color="#444444" style:font-name="inherit" fo:font-size="12.7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198in" fo:orphans="2" fo:widows="2" fo:text-indent="0in" style:auto-text-indent="false"/>
      <style:text-properties fo:font-variant="normal" fo:text-transform="none" fo:color="#444444" style:font-name="inherit" fo:font-size="12.75pt" fo:letter-spacing="normal" fo:font-style="normal" fo:font-weight="normal" officeooo:rsid="001bd676" officeooo:paragraph-rsid="001bd676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198in" fo:orphans="2" fo:widows="2" fo:text-indent="0in" style:auto-text-indent="false"/>
      <style:text-properties fo:font-variant="normal" fo:text-transform="none" fo:color="#ffffff" style:font-name="inherit" fo:font-size="12.75pt" fo:letter-spacing="normal" fo:font-style="normal" fo:font-weight="normal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198in" fo:orphans="2" fo:widows="2" fo:text-indent="0in" style:auto-text-indent="false"/>
      <style:text-properties fo:font-variant="normal" fo:text-transform="none" fo:color="#ffffff" style:font-name="inherit" fo:font-size="12.75pt" fo:letter-spacing="normal" fo:font-style="normal" fo:font-weight="normal" officeooo:rsid="001bd676" officeooo:paragraph-rsid="001bd676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1bd676" officeooo:paragraph-rsid="001bd676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style:line-height-at-least="0.2083in" fo:text-indent="0in" style:auto-text-indent="false" fo:padding="0in" fo:border="none"/>
    </style:style>
    <style:style style:name="P11" style:family="paragraph" style:parent-style-name="Standard">
      <style:text-properties style:font-name="Liberation Serif1" fo:font-size="14pt" officeooo:rsid="0016e4d0" officeooo:paragraph-rsid="0016e4d0" style:font-size-asian="12.25pt" style:font-size-complex="14pt"/>
    </style:style>
    <style:style style:name="P12" style:family="paragraph" style:parent-style-name="Standard">
      <style:text-properties style:font-name="Liberation Serif1" fo:font-size="14pt" officeooo:rsid="001ac56d" officeooo:paragraph-rsid="001ac56d" style:font-size-asian="12.25pt" style:font-size-complex="14pt"/>
    </style:style>
    <style:style style:name="P13" style:family="paragraph" style:parent-style-name="Standard">
      <style:text-properties style:font-name="Liberation Serif1" fo:font-size="14pt" officeooo:rsid="001bbd7d" officeooo:paragraph-rsid="001bbd7d" style:font-size-asian="12.25pt" style:font-size-complex="14pt"/>
    </style:style>
    <style:style style:name="P14" style:family="paragraph" style:parent-style-name="Standard">
      <style:text-properties style:font-name="Liberation Serif1" fo:font-size="14pt" officeooo:rsid="001c4222" officeooo:paragraph-rsid="001c4222" style:font-size-asian="12.25pt" style:font-size-complex="14pt"/>
    </style:style>
    <style:style style:name="P15" style:family="paragraph" style:parent-style-name="Standard">
      <style:text-properties style:font-name="Liberation Serif1" fo:font-size="14pt" officeooo:rsid="0017fa1c" officeooo:paragraph-rsid="0017fa1c" style:font-size-asian="12.25pt" style:font-size-complex="14pt"/>
    </style:style>
    <style:style style:name="P16" style:family="paragraph" style:parent-style-name="Standard">
      <style:text-properties style:font-name="Liberation Serif1" fo:font-size="14pt" officeooo:rsid="00191353" officeooo:paragraph-rsid="00191353" style:font-size-asian="12.25pt" style:font-size-complex="14pt"/>
    </style:style>
    <style:style style:name="P17" style:family="paragraph" style:parent-style-name="Heading_20_3">
      <style:text-properties fo:font-variant="normal" fo:text-transform="none" fo:color="#444444" style:font-name="Liberation Serif1" fo:font-size="12pt" fo:letter-spacing="normal" fo:font-style="normal" fo:font-weight="bold" officeooo:rsid="001ac56d" officeooo:paragraph-rsid="001ac56d" style:font-size-asian="12.25pt" style:font-size-complex="14pt" loext:padding="0in" loext:border="none"/>
    </style:style>
    <style:style style:name="P18" style:family="paragraph" style:parent-style-name="Heading_20_3">
      <style:text-properties officeooo:paragraph-rsid="0016e4d0"/>
    </style:style>
    <style:style style:name="P19" style:family="paragraph" style:parent-style-name="Heading_20_3">
      <style:text-properties officeooo:paragraph-rsid="0017fa1c"/>
    </style:style>
    <style:style style:name="P20" style:family="paragraph" style:parent-style-name="Heading_20_3">
      <style:text-properties officeooo:paragraph-rsid="00191353"/>
    </style:style>
    <style:style style:name="P21" style:family="paragraph" style:parent-style-name="Text_20_body">
      <style:paragraph-properties fo:margin-left="0in" fo:margin-right="0in" fo:text-indent="0in" style:auto-text-indent="false"/>
    </style:style>
    <style:style style:name="P2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T1" style:family="text">
      <style:text-properties style:font-name="Liberation Serif1"/>
    </style:style>
    <style:style style:name="T2" style:family="text">
      <style:text-properties fo:color="#6cc24a" fo:font-size="24pt"/>
    </style:style>
    <style:style style:name="T3" style:family="text">
      <style:text-properties style:font-name="inherit" fo:font-size="12pt" fo:letter-spacing="normal" loext:padding="0in" loext:border="none"/>
    </style:style>
    <style:style style:name="T4" style:family="text">
      <style:text-properties fo:color="#339900" style:font-name="inherit" fo:font-size="12pt" fo:letter-spacing="normal" style:text-underline-style="solid" style:text-underline-width="auto" style:text-underline-color="font-color" fo:background-color="transparent" loext:char-shading-value="0" loext:padding="0in" loext:border="none"/>
    </style:style>
    <style:style style:name="T5" style:family="text">
      <style:text-properties fo:font-variant="normal" fo:text-transform="none" fo:color="#444444" style:font-name="Liberation Serif1" fo:font-size="12pt" fo:letter-spacing="normal" fo:font-style="normal" fo:font-weight="bold" officeooo:rsid="0016e4d0" style:font-size-asian="12.25pt" style:font-size-complex="14pt" loext:padding="0in" loext:border="none"/>
    </style:style>
    <style:style style:name="T6" style:family="text">
      <style:text-properties fo:font-variant="normal" fo:text-transform="none" fo:color="#444444" style:font-name="Liberation Serif1" fo:font-size="12pt" fo:letter-spacing="normal" fo:font-style="normal" fo:font-weight="bold" officeooo:rsid="0017fa1c" style:font-size-asian="12.25pt" style:font-size-complex="14pt" loext:padding="0in" loext:border="none"/>
    </style:style>
    <style:style style:name="T7" style:family="text">
      <style:text-properties fo:font-variant="normal" fo:text-transform="none" fo:color="#444444" style:font-name="Liberation Serif1" fo:font-size="15pt" fo:letter-spacing="normal" fo:font-style="normal" fo:font-weight="bold" officeooo:rsid="0016e4d0" style:font-size-asian="12.25pt" style:font-size-complex="14pt" loext:padding="0in" loext:border="none"/>
    </style:style>
    <style:style style:name="T8" style:family="text">
      <style:text-properties fo:font-variant="normal" fo:text-transform="none" fo:color="#444444" style:font-name="Liberation Serif1" fo:font-size="15pt" fo:letter-spacing="normal" fo:font-style="normal" fo:font-weight="bold" officeooo:rsid="00191353" style:font-size-asian="12.25pt" style:font-size-complex="14pt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in" svg:y="0in" svg:width="6.0311in" draw:z-index="0">
        <draw:text-box fo:min-height="0.4689in">
          <text:p text:style-name="Text_20_body"/>
        </draw:text-box>
      </draw:frame>
      <draw:frame draw:style-name="fr1" draw:name="Frame2" text:anchor-type="page" text:anchor-page-number="1" svg:x="0in" svg:y="0in" svg:width="6.0311in" draw:z-index="1">
        <draw:text-box fo:min-height="0.4689in">
          <text:p text:style-name="Text_20_body"/>
        </draw:text-box>
      </draw:frame>
      <draw:frame draw:style-name="fr1" draw:name="Frame3" text:anchor-type="page" text:anchor-page-number="1" svg:x="0in" svg:y="0in" svg:width="6.0311in" draw:z-index="2">
        <draw:text-box fo:min-height="0.4689in">
          <text:p text:style-name="Text_20_body"/>
        </draw:text-box>
      </draw:frame>
      <draw:frame draw:style-name="fr1" draw:name="Frame4" text:anchor-type="page" text:anchor-page-number="1" svg:x="0in" svg:y="0in" svg:width="6.0311in" draw:z-index="3">
        <draw:text-box fo:min-height="0.4689in">
          <text:p text:style-name="Text_20_body"/>
        </draw:text-box>
      </draw:frame>
      <draw:frame draw:style-name="fr1" draw:name="Frame5" text:anchor-type="page" text:anchor-page-number="1" svg:x="0in" svg:y="0in" svg:width="6.0311in" draw:z-index="4">
        <draw:text-box fo:min-height="0.4689in">
          <text:p text:style-name="Text_20_body"/>
        </draw:text-box>
      </draw:frame>
      <draw:frame draw:style-name="fr1" draw:name="Frame6" text:anchor-type="page" text:anchor-page-number="1" svg:x="0in" svg:y="0in" svg:width="6.0311in" draw:z-index="5">
        <draw:text-box fo:min-height="0.4689in">
          <text:p text:style-name="Text_20_body"/>
        </draw:text-box>
      </draw:frame>
      <draw:frame draw:style-name="fr1" draw:name="Frame7" text:anchor-type="page" text:anchor-page-number="1" svg:x="0in" svg:y="0in" svg:width="6.0311in" draw:z-index="6">
        <draw:text-box fo:min-height="0.4689in">
          <text:p text:style-name="Text_20_body"/>
        </draw:text-box>
      </draw:frame>
      <draw:frame draw:style-name="fr1" draw:name="Frame8" text:anchor-type="page" text:anchor-page-number="1" svg:x="0in" svg:y="0in" svg:width="6.0311in" draw:z-index="7">
        <draw:text-box fo:min-height="0.4689in">
          <text:p text:style-name="Text_20_body"/>
        </draw:text-box>
      </draw:frame>
      <draw:frame draw:style-name="fr1" draw:name="Frame9" text:anchor-type="page" text:anchor-page-number="1" svg:x="0in" svg:y="0in" svg:width="6.0311in" draw:z-index="8">
        <draw:text-box fo:min-height="0.4689in">
          <text:p text:style-name="Text_20_body"/>
        </draw:text-box>
      </draw:frame>
      <draw:frame draw:style-name="fr1" draw:name="Frame10" text:anchor-type="page" text:anchor-page-number="1" svg:x="0in" svg:y="0in" svg:width="6.0311in" draw:z-index="9">
        <draw:text-box fo:min-height="0.4689in">
          <text:p text:style-name="Text_20_body"/>
        </draw:text-box>
      </draw:frame>
      <draw:frame draw:style-name="fr1" draw:name="Frame11" text:anchor-type="page" text:anchor-page-number="1" svg:x="0in" svg:y="0in" svg:width="6.0311in" draw:z-index="10">
        <draw:text-box fo:min-height="0.4689in">
          <text:p text:style-name="Text_20_body"/>
        </draw:text-box>
      </draw:frame>
      <draw:frame draw:style-name="fr1" draw:name="Frame12" text:anchor-type="page" text:anchor-page-number="1" svg:x="0in" svg:y="0in" svg:width="6.0311in" draw:z-index="11">
        <draw:text-box fo:min-height="0.4689in">
          <text:p text:style-name="Text_20_body"/>
        </draw:text-box>
      </draw:frame>
      <draw:frame draw:style-name="fr1" draw:name="Frame13" text:anchor-type="page" text:anchor-page-number="1" svg:x="0in" svg:y="0in" svg:width="6.0311in" draw:z-index="12">
        <draw:text-box fo:min-height="0.4689in">
          <text:p text:style-name="Text_20_body"/>
        </draw:text-box>
      </draw:frame>
      <draw:frame draw:style-name="fr1" draw:name="Frame14" text:anchor-type="page" text:anchor-page-number="1" svg:x="0in" svg:y="0in" svg:width="6.0311in" draw:z-index="13">
        <draw:text-box fo:min-height="0.4689in">
          <text:p text:style-name="Text_20_body"/>
        </draw:text-box>
      </draw:frame>
      <draw:frame draw:style-name="fr1" draw:name="Frame15" text:anchor-type="page" text:anchor-page-number="1" svg:x="0in" svg:y="0in" svg:width="6.0311in" draw:z-index="14">
        <draw:text-box fo:min-height="0.4689in">
          <text:p text:style-name="Text_20_body"/>
        </draw:text-box>
      </draw:frame>
      <draw:frame draw:style-name="fr1" draw:name="Frame16" text:anchor-type="page" text:anchor-page-number="1" svg:x="0in" svg:y="0in" svg:width="6.0311in" draw:z-index="15">
        <draw:text-box fo:min-height="0.4689in">
          <text:p text:style-name="Text_20_body"/>
        </draw:text-box>
      </draw:frame>
      <draw:frame draw:style-name="fr1" draw:name="Frame17" text:anchor-type="page" text:anchor-page-number="1" svg:x="0in" svg:y="0in" svg:width="6.0311in" draw:z-index="16">
        <draw:text-box fo:min-height="0.4689in">
          <text:p text:style-name="Text_20_body"/>
        </draw:text-box>
      </draw:frame>
      <draw:frame draw:style-name="fr1" draw:name="Frame18" text:anchor-type="page" text:anchor-page-number="1" svg:x="0in" svg:y="0in" svg:width="6.0311in" draw:z-index="17">
        <draw:text-box fo:min-height="0.4689in">
          <text:p text:style-name="Text_20_body"/>
        </draw:text-box>
      </draw:frame>
      <draw:frame draw:style-name="fr1" draw:name="Frame19" text:anchor-type="page" text:anchor-page-number="1" svg:x="0in" svg:y="0in" svg:width="6.0311in" draw:z-index="18">
        <draw:text-box fo:min-height="0.4689in">
          <text:p text:style-name="Text_20_body"/>
        </draw:text-box>
      </draw:frame>
      <draw:frame draw:style-name="fr1" draw:name="Frame20" text:anchor-type="page" text:anchor-page-number="1" svg:x="0in" svg:y="0in" svg:width="6.0311in" draw:z-index="19">
        <draw:text-box fo:min-height="0.4689in">
          <text:p text:style-name="Text_20_body"/>
        </draw:text-box>
      </draw:frame>
      <draw:frame draw:style-name="fr1" draw:name="Frame21" text:anchor-type="page" text:anchor-page-number="1" svg:x="0in" svg:y="0in" svg:width="6.0311in" draw:z-index="20">
        <draw:text-box fo:min-height="0.4689in">
          <text:p text:style-name="Text_20_body"/>
        </draw:text-box>
      </draw:frame>
      <draw:frame draw:style-name="fr1" draw:name="Frame22" text:anchor-type="page" text:anchor-page-number="1" svg:x="0in" svg:y="0in" svg:width="6.0311in" draw:z-index="21">
        <draw:text-box fo:min-height="0.4689in">
          <text:p text:style-name="Text_20_body"/>
        </draw:text-box>
      </draw:frame>
      <draw:frame draw:style-name="fr1" draw:name="Frame23" text:anchor-type="page" text:anchor-page-number="1" svg:x="0in" svg:y="0in" svg:width="6.0311in" draw:z-index="22">
        <draw:text-box fo:min-height="0.4689in">
          <text:p text:style-name="Text_20_body"/>
        </draw:text-box>
      </draw:frame>
      <draw:frame draw:style-name="fr1" draw:name="Frame24" text:anchor-type="page" text:anchor-page-number="1" svg:x="0in" svg:y="0in" svg:width="6.0311in" draw:z-index="23">
        <draw:text-box fo:min-height="0.4689in">
          <text:p text:style-name="Text_20_body"/>
        </draw:text-box>
      </draw:frame>
      <draw:frame draw:style-name="fr1" draw:name="Frame25" text:anchor-type="page" text:anchor-page-number="1" svg:x="0in" svg:y="0in" svg:width="6.0311in" draw:z-index="24">
        <draw:text-box fo:min-height="0.4689in">
          <text:p text:style-name="Text_20_body"/>
        </draw:text-box>
      </draw:frame>
      <draw:frame draw:style-name="fr1" draw:name="Frame26" text:anchor-type="page" text:anchor-page-number="1" svg:x="0in" svg:y="0in" svg:width="6.0311in" draw:z-index="25">
        <draw:text-box fo:min-height="0.4689in">
          <text:p text:style-name="Text_20_body"/>
        </draw:text-box>
      </draw:frame>
      <draw:frame draw:style-name="fr1" draw:name="Frame27" text:anchor-type="page" text:anchor-page-number="1" svg:x="0in" svg:y="0in" svg:width="6.0311in" draw:z-index="26">
        <draw:text-box fo:min-height="0.4689in">
          <text:p text:style-name="Text_20_body"/>
        </draw:text-box>
      </draw:frame>
      <draw:frame draw:style-name="fr1" draw:name="Frame28" text:anchor-type="page" text:anchor-page-number="1" svg:x="0in" svg:y="0in" svg:width="6.0311in" draw:z-index="27">
        <draw:text-box fo:min-height="0.4689in">
          <text:p text:style-name="Text_20_body"/>
        </draw:text-box>
      </draw:frame>
      <draw:frame draw:style-name="fr1" draw:name="Frame29" text:anchor-type="page" text:anchor-page-number="1" svg:x="0in" svg:y="0in" svg:width="6.0311in" draw:z-index="28">
        <draw:text-box fo:min-height="0.4689in">
          <text:p text:style-name="Text_20_body"/>
        </draw:text-box>
      </draw:frame>
      <draw:frame draw:style-name="fr1" draw:name="Frame30" text:anchor-type="page" text:anchor-page-number="1" svg:x="0in" svg:y="0in" svg:width="6.0311in" draw:z-index="29">
        <draw:text-box fo:min-height="0.4689in">
          <text:p text:style-name="Text_20_body"/>
        </draw:text-box>
      </draw:frame>
      <draw:frame draw:style-name="fr1" draw:name="Frame31" text:anchor-type="page" text:anchor-page-number="1" svg:x="0in" svg:y="0in" svg:width="6.0311in" draw:z-index="30">
        <draw:text-box fo:min-height="0.4689in">
          <text:p text:style-name="Text_20_body"/>
        </draw:text-box>
      </draw:frame>
      <draw:frame draw:style-name="fr1" draw:name="Frame32" text:anchor-type="page" text:anchor-page-number="1" svg:x="0in" svg:y="0in" svg:width="6.0311in" draw:z-index="31">
        <draw:text-box fo:min-height="0.4689in">
          <text:p text:style-name="Text_20_body"/>
        </draw:text-box>
      </draw:frame>
      <draw:frame draw:style-name="fr1" draw:name="Frame33" text:anchor-type="page" text:anchor-page-number="1" svg:x="0in" svg:y="0in" svg:width="6.0311in" draw:z-index="32">
        <draw:text-box fo:min-height="0.4689in">
          <text:p text:style-name="Text_20_body"/>
        </draw:text-box>
      </draw:frame>
      <draw:frame draw:style-name="fr1" draw:name="Frame34" text:anchor-type="page" text:anchor-page-number="1" svg:x="0in" svg:y="0in" svg:width="6.0311in" draw:z-index="33">
        <draw:text-box fo:min-height="0.4689in">
          <text:p text:style-name="Text_20_body"/>
        </draw:text-box>
      </draw:frame>
      <draw:frame draw:style-name="fr1" draw:name="Frame35" text:anchor-type="page" text:anchor-page-number="1" svg:x="0in" svg:y="0in" svg:width="6.0311in" draw:z-index="34">
        <draw:text-box fo:min-height="0.4689in">
          <text:p text:style-name="Text_20_body"/>
        </draw:text-box>
      </draw:frame>
      <draw:frame draw:style-name="fr1" draw:name="Frame36" text:anchor-type="page" text:anchor-page-number="1" svg:x="0in" svg:y="0in" svg:width="6.0311in" draw:z-index="35">
        <draw:text-box fo:min-height="0.4689in">
          <text:p text:style-name="Text_20_body"/>
        </draw:text-box>
      </draw:frame>
      <draw:frame draw:style-name="fr1" draw:name="Frame37" text:anchor-type="page" text:anchor-page-number="1" svg:x="0in" svg:y="0in" svg:width="6.0311in" draw:z-index="36">
        <draw:text-box fo:min-height="0.4689in">
          <text:p text:style-name="Text_20_body"/>
        </draw:text-box>
      </draw:frame>
      <draw:frame draw:style-name="fr1" draw:name="Frame38" text:anchor-type="page" text:anchor-page-number="1" svg:x="0in" svg:y="0in" svg:width="6.0311in" draw:z-index="37">
        <draw:text-box fo:min-height="0.4689in">
          <text:p text:style-name="Text_20_body"/>
        </draw:text-box>
      </draw:frame>
      <draw:frame draw:style-name="fr1" draw:name="Frame39" text:anchor-type="page" text:anchor-page-number="1" svg:x="0in" svg:y="0in" svg:width="6.0311in" draw:z-index="38">
        <draw:text-box fo:min-height="0.4689in">
          <text:p text:style-name="Text_20_body"/>
        </draw:text-box>
      </draw:frame>
      <draw:frame draw:style-name="fr1" draw:name="Frame40" text:anchor-type="page" text:anchor-page-number="1" svg:x="0in" svg:y="0in" svg:width="6.0311in" draw:z-index="39">
        <draw:text-box fo:min-height="0.4689in">
          <text:p text:style-name="Text_20_body"/>
        </draw:text-box>
      </draw:frame>
      <text:p text:style-name="P11">Fragen Naturquiz</text:p>
      <text:p text:style-name="P11"/>
      <text:h text:style-name="P18" text:outline-level="3"><text:span text:style-name="T5">Wie nennt man ein männliches Schaf?</text:span></text:h>
      <text:p text:style-name="P5">Lamm</text:p>
      <text:p text:style-name="P5">Hammel</text:p>
      <text:p text:style-name="P5">Widder</text:p>
      <text:p text:style-name="P5">Mufflon</text:p>
      <text:p text:style-name="P12">antwort: widder</text:p>
      <text:h text:style-name="P18" text:outline-level="3"><text:span text:style-name="T7">Welcher dieser Affen zählt nicht zu den Menschenaffen? </text:span></text:h>
      <text:p text:style-name="P5">Gorilla</text:p>
      <text:p text:style-name="P5">Gibbon</text:p>
      <text:p text:style-name="P5">Orang-Utan</text:p>
      <text:p text:style-name="P5">Schimpanse</text:p>
      <text:p text:style-name="P12">antwort: gibbon</text:p>
      <text:h text:style-name="P18" text:outline-level="3"><text:span text:style-name="T7">Welches der folgenden Tiere kann am schnellsten rennen? </text:span></text:h>
      <text:p text:style-name="P5">Gepard</text:p>
      <text:p text:style-name="P5">Gazelle</text:p>
      <text:p text:style-name="P5">Feldhase</text:p>
      <text:p text:style-name="P5">Strauß</text:p>
      <text:p text:style-name="P12">antwort: gepard</text:p>
      <text:h text:style-name="P18" text:outline-level="3"><text:span text:style-name="T5">Aus welcher Pflanze wird Vanille gewonnen?</text:span></text:h>
      <text:p text:style-name="P5">Rübe</text:p>
      <text:p text:style-name="P6">Nussbaum</text:p>
      <text:p text:style-name="P8"/>
      <text:p text:style-name="P5">Wasserpflanze</text:p>
      <text:p text:style-name="P5">Orchidee</text:p>
      <text:p text:style-name="P9">antwort: Orchidee</text:p>
      <text:h text:style-name="P18" text:outline-level="3"><text:span text:style-name="T5">Was speichern Kamele in ihren Höckern?</text:span></text:h>
      <text:p text:style-name="P5">Fett</text:p>
      <text:p text:style-name="P5">Wasser</text:p>
      <text:p text:style-name="P5">Milch</text:p>
      <text:p text:style-name="P5">Blut</text:p>
      <text:p text:style-name="P13">antwort: fett</text:p>
      <text:h text:style-name="P18" text:outline-level="3"><text:span text:style-name="T7">Welches dieser Tiere ist so intelligent, dass es sich in einem Spiegel wiedererkennen kann? </text:span></text:h>
      <text:p text:style-name="P5">Hund</text:p>
      <text:p text:style-name="P5">Elefant</text:p>
      <text:p text:style-name="P5">Affe</text:p>
      <text:p text:style-name="P5">Schwein</text:p>
      <text:p text:style-name="P14">antwort: elefant</text:p>
      <text:h text:style-name="P18" text:outline-level="3"><text:soft-page-break/><text:span text:style-name="T5">Welches dieser Nahrungsmittel ist im botanischen Sinn eine Nuss?</text:span></text:h>
      <text:p text:style-name="P5">Kokosnuss</text:p>
      <text:p text:style-name="P5">Erdnuss</text:p>
      <text:p text:style-name="P5">Haselnuss</text:p>
      <text:p text:style-name="P5">Walnuss</text:p>
      <text:p text:style-name="P15">antwort: haselnuss</text:p>
      <text:p text:style-name="P15"/>
      <text:h text:style-name="P19" text:outline-level="3"><text:span text:style-name="T6">Welches Tier kann sein Geschlecht wechseln?</text:span></text:h>
      <text:p text:style-name="P5">Hai</text:p>
      <text:p text:style-name="P5">Oktopus</text:p>
      <text:p text:style-name="P5">Clownfisch</text:p>
      <text:p text:style-name="P5">Muräne</text:p>
      <text:p text:style-name="P16">antwort: clownfisch</text:p>
      <text:p text:style-name="P16"/>
      <text:h text:style-name="P20" text:outline-level="3"><text:span text:style-name="T8">Die älteste Baumart und vermutlich das älteste lebende Fossil in der Pflanzenwelt ist ... </text:span></text:h>
      <text:p text:style-name="P5">der Mammutbaum</text:p>
      <text:p text:style-name="P5">der Ginkgobaum</text:p>
      <text:p text:style-name="P5">die Saharazypresse</text:p>
      <text:p text:style-name="P5">die Altdeutsche Fichte</text:p>
      <text:p text:style-name="P12">antowrt: ginkgobaum</text:p>
      <text:p text:style-name="P12"/>
      <text:h text:style-name="P17" text:outline-level="3">Wer oder was ist eine Mimose?</text:h>
      <text:section text:style-name="Sect1" text:name="questionDescription5">
        <text:p text:style-name="P3">Eine Hautkrankheit</text:p>
      </text:section>
      <text:p text:style-name="P7">eine Hautkrankheit</text:p>
      <text:p text:style-name="P5">eine tropische Pflanze</text:p>
      <text:p text:style-name="P5">ein biochemischer Vorgang</text:p>
      <text:p text:style-name="P5">ein Südseefisch</text:p>
      <text:p text:style-name="P12">antwort: tropische pflanze</text:p>
      <text:p text:style-name="P12"/>
      <text:h text:style-name="P1" text:outline-level="1"><text:span text:style-name="T1">Dein Ergebnis: </text:span><text:span text:style-name="T2">8</text:span><text:span text:style-name="T1"> / 15</text:span></text:h>
      <text:h text:style-name="P2" text:outline-level="2">Das war gut und geht noch besser.</text:h>
      <text:section text:style-name="Sect1" text:name="resultDescription17">
        <text:p text:style-name="P10"><text:span text:style-name="T3">Bei diesem Quiz liegen Sie mit Ihren Antworten im Mittelfeld. Versuchen Sie es gleich nochmal oder stellen Sie Ihr Wissen im </text:span><text:a xlink:type="simple" xlink:href="https://www.geo.de/mitmachen/14833-thma-quiz" office:target-frame-name="_blank" xlink:show="new" text:style-name="Internet_20_link" text:visited-style-name="Visited_20_Internet_20_Link"><text:span text:style-name="T4">nächsten Quiz</text:span></text:a><text:span text:style-name="T3"> auf die Probe!</text:span></text:p>
      </text:section>
      <text:p text:style-name="P4">Wiederholen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3:43:40.944069736</meta:creation-date>
    <dc:date>2022-03-24T17:07:45.933878841</dc:date>
    <meta:editing-duration>PT1H32M2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66" meta:word-count="198" meta:character-count="1332" meta:non-whitespace-character-count="1196"/>
  </office:meta>
</office:document-meta>
</file>